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5.71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ce1"/>
        <table:table-column table:style-name="co4" table:default-cell-style-name="Default"/>
        <table:table-row table:style-name="ro3">
          <table:table-cell office:value-type="string">
            <text:p>Network data source</text:p>
          </table:table-cell>
          <table:table-cell office:value-type="string">
            <text:p>Networks covered</text:p>
          </table:table-cell>
          <table:table-cell office:value-type="string">
            <text:p>Key attributes</text:p>
          </table:table-cell>
          <table:table-cell office:value-type="string">
            <text:p>Availability</text:p>
          </table:table-cell>
        </table:table-row>
        <table:table-row table:style-name="ro4">
          <table:table-cell office:value-type="string">
            <text:p>Open Street Map</text:p>
          </table:table-cell>
          <table:table-cell office:value-type="string">
            <text:p>All</text:p>
          </table:table-cell>
          <table:table-cell office:value-type="string">
            <text:p>Frequent updated, routing-compatible, official and unofficial</text:p>
          </table:table-cell>
          <table:table-cell office:value-type="string">
            <text:p>Free</text:p>
          </table:table-cell>
        </table:table-row>
        <table:table-row table:style-name="ro4">
          <table:table-cell office:value-type="string">
            <text:p>Meridian 2</text:p>
          </table:table-cell>
          <table:table-cell office:value-type="string">
            <text:p>Road, rail</text:p>
          </table:table-cell>
          <table:table-cell office:value-type="string">
            <text:p>Lightweight (&lt; 1 Gb for all UK), national coverage</text:p>
          </table:table-cell>
          <table:table-cell office:value-type="string">
            <text:p>Via Edina</text:p>
          </table:table-cell>
        </table:table-row>
        <table:table-row table:style-name="ro4">
          <table:table-cell office:value-type="string">
            <text:p>Mastermap ITN</text:p>
          </table:table-cell>
          <table:table-cell office:value-type="string">
            <text:p>Road, pedestrian</text:p>
          </table:table-cell>
          <table:table-cell office:value-type="string">
            <text:p>Large (~100 Gb for all UK), detailed with routing</text:p>
          </table:table-cell>
          <table:table-cell office:value-type="string">
            <text:p>Via Edina</text:p>
          </table:table-cell>
        </table:table-row>
        <table:table-row table:style-name="ro4">
          <table:table-cell office:value-type="string">
            <text:p>ITN Urban Paths</text:p>
          </table:table-cell>
          <table:table-cell office:value-type="string">
            <text:p>Pedestrian, cycle</text:p>
          </table:table-cell>
          <table:table-cell office:value-type="string">
            <text:p>Large, detailed map of UK's urban paths and cycleways</text:p>
          </table:table-cell>
          <table:table-cell office:value-type="string">
            <text:p>Priced</text:p>
          </table:table-cell>
        </table:table-row>
        <table:table-row table:style-name="ro5" table:number-rows-repeated="104857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4-30T12:29:10</meta:creation-date>
    <dc:date>2013-04-30T15:21:23</dc:date>
    <dc:creator>robin </dc:creator>
    <meta:editing-duration>PT52M55S</meta:editing-duration>
    <meta:editing-cycles>2</meta:editing-cycles>
    <meta:generator>LibreOffice/3.5$Linux_X86_64 LibreOffice_project/350m1$Build-2</meta:generator>
    <meta:document-statistic meta:table-count="3" meta:cell-count="20" meta:object-count="0"/>
  </office:meta>
</office:document-meta>
</file>